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0000b0"/>
    </style:style>
    <style:style style:name="P2" style:family="paragraph" style:parent-style-name="Preformatted_20_Text">
      <style:text-properties fo:font-size="12pt" fo:font-weight="bold" officeooo:rsid="0006b22a" officeooo:paragraph-rsid="0006b22a" fo:background-color="#ffff00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fo:font-weight="bold" officeooo:rsid="0008e85a" officeooo:paragraph-rsid="0008e85a" fo:background-color="#ffff00" style:font-weight-asian="bold" style:font-weight-complex="bold"/>
    </style:style>
    <style:style style:name="P5" style:family="paragraph" style:parent-style-name="Preformatted_20_Text">
      <style:text-properties officeooo:paragraph-rsid="000947a2"/>
    </style:style>
    <style:style style:name="P6" style:family="paragraph" style:parent-style-name="Preformatted_20_Text">
      <style:text-properties officeooo:rsid="000947a2" officeooo:paragraph-rsid="000947a2" fo:background-color="transparent"/>
    </style:style>
    <style:style style:name="P7" style:family="paragraph" style:parent-style-name="Preformatted_20_Text">
      <style:text-properties officeooo:paragraph-rsid="0009b9d6"/>
    </style:style>
    <style:style style:name="P8" style:family="paragraph" style:parent-style-name="Preformatted_20_Text">
      <style:text-properties officeooo:paragraph-rsid="000aba9c"/>
    </style:style>
    <style:style style:name="P9" style:family="paragraph" style:parent-style-name="Preformatted_20_Text">
      <style:text-properties officeooo:paragraph-rsid="000b1783"/>
    </style:style>
    <style:style style:name="P10" style:family="paragraph" style:parent-style-name="Preformatted_20_Text">
      <style:text-properties officeooo:paragraph-rsid="000edf25"/>
    </style:style>
    <style:style style:name="P11" style:family="paragraph" style:parent-style-name="Preformatted_20_Text">
      <style:paragraph-properties fo:break-before="page"/>
      <style:text-properties fo:font-weight="bold" officeooo:rsid="0008e85a" officeooo:paragraph-rsid="0008e85a" fo:background-color="#ffff00" style:font-weight-asian="bold" style:font-weight-complex="bold"/>
    </style:style>
    <style:style style:name="P12" style:family="paragraph" style:parent-style-name="Preformatted_20_Text">
      <style:paragraph-properties fo:break-before="page"/>
      <style:text-properties fo:font-size="12pt" fo:font-weight="bold" officeooo:rsid="0006b22a" officeooo:paragraph-rsid="0006b22a" fo:background-color="#ffff00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fo:font-size="12pt" fo:font-weight="bold" officeooo:rsid="0006b22a" officeooo:paragraph-rsid="0006b22a" fo:background-color="#ffff00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fo:color="#0000b0"/>
    </style:style>
    <style:style style:name="P15" style:family="paragraph" style:parent-style-name="Preformatted_20_Text">
      <style:text-properties officeooo:paragraph-rsid="000b17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7a2" style:font-weight-asian="bold" style:font-weight-complex="bold"/>
    </style:style>
    <style:style style:name="T3" style:family="text">
      <style:text-properties fo:font-weight="bold" officeooo:rsid="0009b9d6" style:font-weight-asian="bold" style:font-weight-complex="bold"/>
    </style:style>
    <style:style style:name="T4" style:family="text">
      <style:text-properties fo:font-weight="bold" officeooo:rsid="000aba9c" style:font-weight-asian="bold" style:font-weight-complex="bold"/>
    </style:style>
    <style:style style:name="T5" style:family="text">
      <style:text-properties fo:font-weight="bold" officeooo:rsid="000b1783" style:font-weight-asian="bold" style:font-weight-complex="bold"/>
    </style:style>
    <style:style style:name="T6" style:family="text">
      <style:text-properties fo:color="#0000b0"/>
    </style:style>
    <style:style style:name="T7" style:family="text">
      <style:text-properties officeooo:rsid="000947a2"/>
    </style:style>
    <style:style style:name="T8" style:family="text">
      <style:text-properties officeooo:rsid="0009b9d6"/>
    </style:style>
    <style:style style:name="T9" style:family="text">
      <style:text-properties officeooo:rsid="000aba9c"/>
    </style:style>
    <style:style style:name="T10" style:family="text">
      <style:text-properties officeooo:rsid="000b1783"/>
    </style:style>
    <style:style style:name="T11" style:family="text">
      <style:text-properties fo:color="#000080" style:font-name="Liberation Mono" fo:font-size="10pt" fo:language="zxx" fo:country="none" style:text-underline-style="solid" style:text-underline-width="auto" style:text-underline-color="font-color" fo:font-weight="normal" officeooo:rsid="000b1783" fo:background-color="transparent" loext:char-shading-value="0" style:font-name-asian="Noto Sans Mono CJK SC" style:font-size-asian="10pt" style:language-asian="zxx" style:country-asian="none" style:font-name-complex="Liberation Mono" style:font-size-complex="10pt" style:language-complex="zxx" style:country-complex="none"/>
    </style:style>
    <style:style style:name="T12" style:family="text">
      <style:text-properties officeooo:rsid="000f06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gin, Registro y Perfil:</text:p>
      <text:p text:style-name="P2"/>
      <text:p text:style-name="Preformatted_20_Text"><text:span text:style-name="T1">AppComponent</text:span> se mantiene actualizado sobre los datos del usuario logueado y su token de acceso a través de dos observables expuestos por <text:span text:style-name="T1">UsersService</text:span>:</text:p>
      <text:p text:style-name="Preformatted_20_Text"><text:s text:c="4"/><text:span text:style-name="T6">private tokenSubscription: Subscription = null;</text:span></text:p>
      <text:p text:style-name="P1"><text:s text:c="4"/>private userLogguedSubscription: Subscription = null;</text:p>
      <text:p text:style-name="Preformatted_20_Text"/>
      <text:p text:style-name="Preformatted_20_Text">La barra de navegación intercambia el acceso a login, registro y perfil de acuerdo a esos datos.</text:p>
      <text:p text:style-name="Preformatted_20_Text"/>
      <text:p text:style-name="Preformatted_20_Text">Estos diferentes accesos también están protegidos por guardianes en <text:span text:style-name="T1">AuthRoutingModule:</text:span></text:p>
      <text:p text:style-name="Preformatted_20_Text"><text:s text:c="4"/><text:span text:style-name="T6">{ path: 'login', component: LoginComponent, canActivate: [NoauthGuard] },</text:span></text:p>
      <text:p text:style-name="P1"><text:s text:c="4"/>{ path: 'registro', component: RegistroComponent, canActivate: [NoauthGuard] },</text:p>
      <text:p text:style-name="P1"><text:s text:c="4"/>{ path: 'perfil/:id', component: PerfilComponent, canActivate: [AuthGuard] }</text:p>
      <text:p text:style-name="Preformatted_20_Text"/>
      <text:p text:style-name="Preformatted_20_Text">AuthRoutingModule es un módulo hijo que maneja el acceso a login, registro y perfil.</text:p>
      <text:p text:style-name="Preformatted_20_Text"><text:s text:c="4"/><text:span text:style-name="T6">@NgModule({</text:span></text:p>
      <text:p text:style-name="P1"><text:s text:c="8"/>imports: [RouterModule.forChild(routes)],</text:p>
      <text:p text:style-name="P1"><text:s text:c="8"/>exports: [RouterModule]</text:p>
      <text:p text:style-name="P1"><text:s text:c="4"/>})</text:p>
      <text:p text:style-name="Preformatted_20_Text"><text:s text:c="4"/></text:p>
      <text:p text:style-name="Preformatted_20_Text">Este módulo se carga en AppRoutingModule de la siguiente manera:</text:p>
      <text:p text:style-name="Preformatted_20_Text"><text:s text:c="4"/><text:span text:style-name="T6">{ path: 'auth', loadChildren: () =&gt; import('./auth/auth.module').then(mod =&gt; mod.AuthModule) },</text:span></text:p>
      <text:p text:style-name="Preformatted_20_Text"/>
      <text:p text:style-name="Preformatted_20_Text"/>
      <text:p text:style-name="Preformatted_20_Text"/>
      <text:p text:style-name="Preformatted_20_Text"/>
      <text:p text:style-name="P5"><text:span text:style-name="T2">Carga de mòdulos hijos:</text:span><text:span text:style-name="T7"> </text:span><text:a xlink:type="simple" xlink:href="https://medium.com/@HenryGBC/cómo-implementar-lazy-loading-en-angular-74b6e85d021f" text:style-name="Internet_20_link" text:visited-style-name="Visited_20_Internet_20_Link"><text:span text:style-name="T7">https://medium.com/@HenryGBC/cómo-implementar-lazy-loading-en-angular-74b6e85d021f</text:span></text:a></text:p>
      <text:p text:style-name="P5"/>
      <text:p text:style-name="P7"><text:span text:style-name="T3">Login:</text:span><text:span text:style-name="T8"> </text:span><text:a xlink:type="simple" xlink:href="https://codingpotions.com/angular-login-sesion" text:style-name="Internet_20_link" text:visited-style-name="Visited_20_Internet_20_Link"><text:span text:style-name="T8">https://codingpotions.com/angular-login-sesion</text:span></text:a></text:p>
      <text:p text:style-name="P7"/>
      <text:p text:style-name="P7"><text:span text:style-name="T3">Formularios:</text:span><text:span text:style-name="T8"> </text:span><text:a xlink:type="simple" xlink:href="https://angular.io/guide/reactive-forms" text:style-name="Internet_20_link" text:visited-style-name="Visited_20_Internet_20_Link"><text:span text:style-name="T8">https://angular.io/guide/reactive-forms</text:span></text:a></text:p>
      <text:p text:style-name="P7"/>
      <text:p text:style-name="P7"><text:span text:style-name="T3">Validaciones:</text:span><text:span text:style-name="T8"> </text:span><text:a xlink:type="simple" xlink:href="https://angular.io/guide/form-validation" text:style-name="Internet_20_link" text:visited-style-name="Visited_20_Internet_20_Link"><text:span text:style-name="T8">https://angular.io/guide/form-validation</text:span></text:a></text:p>
      <text:p text:style-name="P7"/>
      <text:p text:style-name="P7"><text:span text:style-name="T3">Validacion de patrones:</text:span><text:span text:style-name="T8"> </text:span><text:a xlink:type="simple" xlink:href="https://angular.io/api/forms/Validators#pattern" text:style-name="Internet_20_link" text:visited-style-name="Visited_20_Internet_20_Link"><text:span text:style-name="T8">https://angular.io/api/forms/Validators#pattern</text:span></text:a></text:p>
      <text:p text:style-name="P7"/>
      <text:p text:style-name="P8"><text:span text:style-name="T4">Validaciones de campo cruzado:</text:span><text:span text:style-name="T9"> </text:span><text:a xlink:type="simple" xlink:href="https://ichi.pro/es/agregar-validacion-de-formulario-de-campo-cruzado-con-angular-100506287562082" text:style-name="Internet_20_link" text:visited-style-name="Visited_20_Internet_20_Link"><text:span text:style-name="T9">https://ichi.pro/es/agregar-validacion-de-formulario-de-campo-cruzado-con-angular-100506287562082</text:span></text:a></text:p>
      <text:p text:style-name="P8"/>
      <text:p text:style-name="P9"><text:span text:style-name="T5">Servicios y llamadas:</text:span><text:span text:style-name="T10"> </text:span><text:a xlink:type="simple" xlink:href="https://codingpotions.com/angular-servicios-llamadas-http" text:style-name="Internet_20_link" text:visited-style-name="Visited_20_Internet_20_Link"><text:span text:style-name="T10">https://codingpotions.com/angular-servicios-llamadas-http</text:span></text:a></text:p>
      <text:p text:style-name="P9"><text:a xlink:type="simple" xlink:href="https://developer.mozilla.org/es/docs/Web/HTTP/Methods" text:style-name="Internet_20_link" text:visited-style-name="Visited_20_Internet_20_Link"><text:span text:style-name="T12">https://developer.mozilla.org/es/docs/Web/HTTP/Methods</text:span></text:a></text:p>
      <text:p text:style-name="P9"/>
      <text:p text:style-name="P10"><text:span text:style-name="T2">Como pasar datos entre urls:</text:span><text:span text:style-name="T7"> </text:span><text:a xlink:type="simple" xlink:href="https://medium.com/@yonem9/angular-cómo-se-pasan-datos-entre-urls-1a9ec5d779ea" text:style-name="Internet_20_link" text:visited-style-name="Visited_20_Internet_20_Link"><text:span text:style-name="T11">https://medium.com/@yonem9/angular-c%C3%B3mo-se-pasan-datos-entre-urls-1a9ec5d779ea</text:span></text:a></text:p>
      <text:p text:style-name="P12">Perfil de Usuario:</text:p>
      <text:p text:style-name="P2"/>
      <text:p text:style-name="Preformatted_20_Text">El acceso a perfil se hace pasándole el _id del usuario cuyo perfil se debe desplegar.</text:p>
      <text:p text:style-name="Preformatted_20_Text"><text:s text:c="4"/><text:span text:style-name="T6">[routerLink]="['/auth/perfil', userLoggued._id]"</text:span></text:p>
      <text:p text:style-name="Preformatted_20_Text"/>
      <text:p text:style-name="Preformatted_20_Text">El token del usuario logueado se obtiene directamente desde UsersService.</text:p>
      <text:p text:style-name="Preformatted_20_Text">(De esta forma, los admin pueden cargar el perfil que deseen). <text:s text:c="3"/></text:p>
      <text:p text:style-name="Preformatted_20_Text"><text:s text:c="4"/></text:p>
      <text:p text:style-name="Preformatted_20_Text">El id del usuario, se recibe en la vista del perfil mediante <text:span text:style-name="T6">this._route.snapshot.paramMap.get('id')</text:span> y los datos de este usuario se obtiene subscribiendose al observable devuelto por UsersService:</text:p>
      <text:p text:style-name="Preformatted_20_Text"/>
      <text:p text:style-name="Preformatted_20_Text"><text:s text:c="4"/><text:span text:style-name="T6">ngOnInit() {</text:span></text:p>
      <text:p text:style-name="P1"><text:s text:c="8"/>this.userSubscription = this.userService.getPerfil(this._route.snapshot.paramMap.get('_id')).subscribe(</text:p>
      <text:p text:style-name="P1"><text:s text:c="12"/>res =&gt; {</text:p>
      <text:p text:style-name="P1"><text:s text:c="16"/>this.userPerfil = res.user;</text:p>
      <text:p text:style-name="P1"><text:s text:c="16"/>...</text:p>
      <text:p text:style-name="P1"><text:s text:c="12"/>},</text:p>
      <text:p text:style-name="P1"><text:s text:c="12"/>err =&gt; {</text:p>
      <text:p text:style-name="P1"><text:s text:c="16"/>window.alert(`${err.statusText}`);</text:p>
      <text:p text:style-name="P1"><text:s text:c="16"/>this.router.navigateByUrl('/');</text:p>
      <text:p text:style-name="P1"><text:s text:c="12"/>}</text:p>
      <text:p text:style-name="P1"><text:s text:c="8"/>);</text:p>
      <text:p text:style-name="P1"><text:s text:c="4"/>}</text:p>
      <text:p text:style-name="Preformatted_20_Text"/>
      <text:p text:style-name="Preformatted_20_Text">En UsersService se realiza la petición utilizando el token del usuario logueado:</text:p>
      <text:p text:style-name="Preformatted_20_Text"/>
      <text:p text:style-name="Preformatted_20_Text"><text:s text:c="4"/><text:span text:style-name="T6">getPerfil(_id: string): Observable&lt;any&gt; {</text:span></text:p>
      <text:p text:style-name="P1"><text:s text:c="8"/>const httpOptions = {headers: new HttpHeaders({'Authorization': this.getToken()})};</text:p>
      <text:p text:style-name="P1"><text:s text:c="8"/>return this.httpClient.get(this.url <text:s/>+ '/usuarios/user/' + _id, httpOptions).pipe(</text:p>
      <text:p text:style-name="P1"><text:s text:c="12"/>tap(</text:p>
      <text:p text:style-name="P1"><text:s text:c="16"/>res =&gt; {},</text:p>
      <text:p text:style-name="P1"><text:s text:c="16"/>err =&gt; {console.log(err);}</text:p>
      <text:p text:style-name="P1"><text:s text:c="12"/>)</text:p>
      <text:p text:style-name="P1"><text:s text:c="8"/>);</text:p>
      <text:p text:style-name="P1"><text:s text:c="4"/>}</text:p>
      <text:p text:style-name="P6"/>
      <text:p text:style-name="P11">NOTAS:</text:p>
      <text:p text:style-name="P4"/>
      <text:p text:style-name="P3">ROUTER LINK DIRECTIVE:</text:p>
      <text:p text:style-name="Preformatted_20_Text"/>
      <text:p text:style-name="Preformatted_20_Text">[routerLink]="link" <text:s text:c="16"/>//when u pass URL value from COMPONENT file</text:p>
      <text:p text:style-name="Preformatted_20_Text">[routerLink]="['link','parameter']" //when you want to pass some parameters along with route</text:p>
      <text:p text:style-name="Preformatted_20_Text">routerLink="link" <text:s text:c="18"/>//when you directly pass some URL </text:p>
      <text:p text:style-name="Preformatted_20_Text">[routerLink]="['link']" <text:s text:c="12"/>//when you directly pass some URL</text:p>
      <text:p text:style-name="Preformatted_20_Text"/>
      <text:p text:style-name="Preformatted_20_Text">Se puede hacer por código:</text:p>
      <text:p text:style-name="Preformatted_20_Text"><text:s text:c="4"/>this._route.navigate(['/auth/perfil', this.userLoggued._id, this.token]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18T14:57:58.432821738</dc:date>
    <meta:editing-duration>PT34M50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3" meta:paragraph-count="63" meta:word-count="335" meta:character-count="3487" meta:non-whitespace-character-count="2873"/>
  </office:meta>
</office:document-meta>
</file>